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wine-subtitle">
      <style:graphic-properties draw:fill-color="#ffffff" fo:min-height="18.115cm"/>
    </style:style>
    <style:style style:name="pr2" style:family="presentation" style:parent-style-name="wine-notes">
      <style:graphic-properties draw:fill-color="#ffffff" draw:auto-grow-height="true" fo:min-height="12.573cm"/>
    </style:style>
    <style:style style:name="pr3" style:family="presentation" style:parent-style-name="wine-title">
      <style:graphic-properties fo:min-height="3.256cm"/>
    </style:style>
    <style:style style:name="pr4" style:family="presentation" style:parent-style-name="wine-outline1">
      <style:graphic-properties fo:min-height="13.61cm"/>
    </style:style>
    <style:style style:name="pr5" style:family="presentation" style:parent-style-name="wine-notes">
      <style:graphic-properties draw:fill-color="#ffffff" fo:min-height="12.322cm"/>
    </style:style>
    <style:style style:name="pr6" style:family="presentation" style:parent-style-name="wine-title">
      <style:graphic-properties draw:auto-grow-height="true" fo:min-height="3.507cm"/>
    </style:style>
    <style:style style:name="pr7" style:family="presentation" style:parent-style-name="wine-outline1">
      <style:graphic-properties draw:auto-grow-height="true" fo:min-height="23.213cm"/>
    </style:style>
    <style:style style:name="pr8" style:family="presentation" style:parent-style-name="wine-outline1">
      <style:graphic-properties fo:min-height="12.975cm"/>
    </style:style>
    <style:style style:name="pr9" style:family="presentation" style:parent-style-name="wine-outline1">
      <style:graphic-properties fo:min-height="22.962cm"/>
    </style:style>
    <style:style style:name="pr10" style:family="presentation" style:parent-style-name="wine-outline1">
      <style:graphic-properties fo:min-height="12.802cm"/>
    </style:style>
    <style:style style:name="pr11" style:family="presentation" style:parent-style-name="wine-outline1">
      <style:graphic-properties fo:min-height="11.915cm"/>
    </style:style>
    <style:style style:name="pr12" style:family="presentation" style:parent-style-name="wine-outline1">
      <style:graphic-properties fo:min-height="13.97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family="'Designer Block'" style:font-pitch="variable"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family="ChopinScript" style:font-pitch="variable" fo:font-size="60pt" style:font-size-asian="60pt" style:font-size-complex="60pt"/>
    </style:style>
    <style:style style:name="T11" style:family="text">
      <style:text-properties fo:font-family="'Old Stamper'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32">
        <office:forms form:automatic-focus="false" form:apply-design-mode="false"/>
        <draw:frame presentation:style-name="pr1" draw:layer="layout" svg:width="23.5cm" svg:height="18.115cm" svg:x="2cm" svg:y="2.119cm" presentation:class="subtitle">
          <draw:text-box>
            <text:p><text:span text:style-name="T1">Solid Rock</text:span></text:p>
            <text:p/>
            <text:p><text:span text:style-name="T2">José R. Valverde</text:span></text:p>
            <text:p><text:span text:style-name="T2">Scientific Computing</text:span></text:p>
            <text:p><text:span text:style-name="T2">CNB/CSIC</text:span></text:p>
          </draw:text-box>
        </draw:frame>
        <draw:frame draw:style-name="gr1" draw:layer="layout" svg:width="10.16cm" svg:height="1.673cm" svg:x="15.24cm" svg:y="17.145cm">
          <draw:text-box>
            <text:p><text:span text:style-name="T3"><text:a xlink:href="mailto:jrvalverde@cnb.csic.es">jrvalverde@cnb.csic.es</text:a></text:span></text:p>
            <text:p>CC-BY-NC-SA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Making Movies: Chimera</text:p>
          </draw:text-box>
        </draw:frame>
        <draw:frame presentation:style-name="pr4" draw:layer="layout" svg:width="22cm" svg:height="13.61cm" svg:x="3cm" svg:y="6.5cm" presentation:class="outline">
          <draw:text-box>
            <text:list text:style-name="L2">
              <text:list-item>
                <text:p>Basic commands</text:p>
              </text:list-item>
              <text:list-item>
                <text:p>Spin/rock</text:p>
              </text:list-item>
              <text:list-item>
                <text:p>Center</text:p>
              </text:list-item>
              <text:list-item>
                <text:p>Increase quality</text:p>
              </text:list-item>
              <text:list-item>
                <text:p>Creating animations</text:p>
              </text:list-item>
              <text:list-item>
                <text:p>Volume rendering</text:p>
              </text:list-item>
              <text:list-item>
                <text:p>Morph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ine" presentation:presentation-page-layout-name="AL2T1">
        <office:forms form:automatic-focus="false" form:apply-design-mode="false"/>
        <draw:frame presentation:style-name="pr6" draw:layer="layout" svg:width="23.5cm" svg:height="3.507cm" svg:x="2cm" svg:y="1.994cm" presentation:class="title">
          <draw:text-box>
            <text:p>Making it simple</text:p>
          </draw:text-box>
        </draw:frame>
        <draw:frame presentation:style-name="pr7" draw:layer="layout" svg:width="22cm" svg:height="23.213cm" svg:x="3cm" svg:y="6.5cm" presentation:class="outline">
          <draw:text-box>
            <text:list text:style-name="L2">
              <text:list-item>
                <text:p>Open chimera</text:p>
                <text:list>
                  <text:list-item>
                    <text:p>Load molecule(s)</text:p>
                  </text:list-item>
                  <text:list-item>
                    <text:p>Tools → Utilities → Movie recorder</text:p>
                    <text:list>
                      <text:list-item>
                        <text:p>Record</text:p>
                      </text:list-item>
                      <text:list-item>
                        <text:p>Move molecule</text:p>
                      </text:list-item>
                      <text:list-item>
                        <text:p>Stop</text:p>
                      </text:list-item>
                      <text:list-item>
                        <text:p>Make mov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ine">
        <office:forms form:automatic-focus="false" form:apply-design-mode="false"/>
        <draw:frame draw:style-name="standard" draw:layer="layout" svg:width="20.61cm" svg:height="15.345cm" svg:x="3.754cm" svg:y="2.859cm">
          <draw:plugin xlink:href="../../../../../../../u/jr/Documents/EMBnet/talks/2011-CNB-MMC/1f5n/01-hadheld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Automatic movement</text:p>
          </draw:text-box>
        </draw:frame>
        <draw:frame presentation:style-name="pr8" draw:layer="layout" svg:width="21.562cm" svg:height="12.975cm" svg:x="2.568cm" svg:y="5.715cm" presentation:class="outline" presentation:user-transformed="true">
          <draw:text-box>
            <text:list text:style-name="L2">
              <text:list-item>
                <text:p>Favorites → Command Line</text:p>
                <text:list>
                  <text:list-item>
                    <text:p><text:span text:style-name="T4">turn y 3 120</text:span></text:p>
                  </text:list-item>
                </text:list>
              </text:list-item>
              <text:list-item>
                <text:p>Tools → Utilities → Movie recorder</text:p>
                <text:list>
                  <text:list-item>
                    <text:p>Record</text:p>
                  </text:list-item>
                  <text:list-item>
                    <text:p>Press enter on command line</text:p>
                  </text:list-item>
                  <text:list-item>
                    <text:p>When done press Stop and Make Movi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ine">
        <office:forms form:automatic-focus="false" form:apply-design-mode="false"/>
        <draw:frame draw:style-name="standard" draw:layer="layout" svg:width="20.61cm" svg:height="15.345cm" svg:x="3.754cm" svg:y="2.859cm">
          <draw:plugin xlink:href="../../../../../../../u/jr/Documents/EMBnet/talks/2011-CNB-MMC/1f5n/02-spin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Basic commands</text:p>
          </draw:text-box>
        </draw:frame>
        <draw:frame presentation:style-name="pr4" draw:layer="layout" svg:width="23.27cm" svg:height="13.61cm" svg:x="2.13cm" svg:y="5.581cm" presentation:class="outline" presentation:user-transformed="true">
          <draw:text-box>
            <text:list text:style-name="L2">
              <text:list-item>
                <text:p>You can use several commands separated by a ';'</text:p>
                <text:list>
                  <text:list-item>
                    <text:p>movie record</text:p>
                  </text:list-item>
                  <text:list-item>
                    <text:p>movie stop</text:p>
                  </text:list-item>
                  <text:list-item>
                    <text:p>movie encode</text:p>
                  </text:list-item>
                </text:list>
              </text:list-item>
              <text:list-item>
                <text:p>General form: <text:span text:style-name="T4">movie</text:span> <text:span text:style-name="T5">action options</text:span></text:p>
                <text:list>
                  <text:list-item>
                    <text:p><text:span text:style-name="T4">movie record directory</text:span> <text:span text:style-name="T5">dir1/dir2/.</text:span> <text:span text:style-name="T4">supersample</text:span> <text:span text:style-name="T5">3</text:span> <text:s/><text:span text:style-name="T4">size</text:span> <text:span text:style-name="T5">w,h</text:span> <text:span text:style-name="T4">raytrace</text:span> <text:span text:style-name="T5">true</text:span></text:p>
                  </text:list-item>
                  <text:list-item>
                    <text:p><text:span text:style-name="T4">movie encode mformat</text:span> <text:span text:style-name="T5">mp4</text:span> <text:span text:style-name="T4">output</text:span> <text:span text:style-name="T5">mym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Automatic recording</text:p>
          </draw:text-box>
        </draw:frame>
        <draw:frame presentation:style-name="pr9" draw:layer="layout" svg:width="22cm" svg:height="22.962cm" svg:x="3cm" svg:y="6.5cm" presentation:class="outline">
          <draw:text-box>
            <text:list text:style-name="L2">
              <text:list-item>
                <text:p>The problem lies in hand switching</text:p>
              </text:list-item>
              <text:list-item>
                <text:p>Let us use the command line:</text:p>
                <text:list>
                  <text:list-item>
                    <text:p>movie record ; turn y 3 120 ; <text:span text:style-name="T6">wait</text:span><text:span text:style-name="T7">; movie stop</text:span></text:p>
                  </text:list-item>
                  <text:list-item>
                    <text:p><text:span text:style-name="T7">movie encode output mymov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ine">
        <office:forms form:automatic-focus="false" form:apply-design-mode="false"/>
        <draw:frame draw:style-name="standard" draw:layer="layout" svg:width="20.61cm" svg:height="15.345cm" svg:x="3.175cm" svg:y="2.54cm">
          <draw:plugin xlink:href="../../../../../../../u/jr/Documents/EMBnet/talks/2011-CNB-MMC/1f5n/03-spinok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Controlling movement</text:p>
          </draw:text-box>
        </draw:frame>
        <draw:frame presentation:style-name="pr10" draw:layer="layout" svg:width="22cm" svg:height="12.802cm" svg:x="2.765cm" svg:y="5.613cm" presentation:class="outline" presentation:user-transformed="true">
          <draw:text-box>
            <text:list text:style-name="L2">
              <text:list-item>
                <text:p>You can use any visualization command between <text:span text:style-name="T4">movie</text:span><text:span text:style-name="T8"> commands</text:span></text:p>
              </text:list-item>
              <text:list-item>
                <text:p><text:span text:style-name="T8">Remember to </text:span><text:span text:style-name="T4">wait</text:span><text:span text:style-name="T8"> for a long command to finish before issuing the next</text:span></text:p>
              </text:list-item>
              <text:list-item>
                <text:p><text:span text:style-name="T8">Try rocking instead of spinning</text:span></text:p>
                <text:list>
                  <text:list-item>
                    <text:p><text:span text:style-name="T8">movie record; rock y 3 68; wait; rock x 3 68; wait; movie stop; movie encode output mymovie.m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ine">
        <office:forms form:automatic-focus="false" form:apply-design-mode="false"/>
        <draw:frame draw:style-name="standard" draw:layer="layout" svg:width="20.61cm" svg:height="15.345cm" svg:x="3.81cm" svg:y="2.54cm">
          <draw:plugin xlink:href="../../../../../../../u/jr/Documents/EMBnet/talks/2011-CNB-MMC/1f5n/04-rock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Control animation</text:p>
          </draw:text-box>
        </draw:frame>
        <draw:frame presentation:style-name="pr11" draw:layer="layout" svg:width="22cm" svg:height="12.137cm" svg:x="3cm" svg:y="5.6cm" presentation:class="outline" presentation:user-transformed="true">
          <draw:text-box>
            <text:list text:style-name="L2">
              <text:list-item>
                <text:p>You can use any visualization command</text:p>
                <text:list>
                  <text:list-item>
                    <text:p>On the menu</text:p>
                  </text:list-item>
                  <text:list-item>
                    <text:p>On the command line</text:p>
                  </text:list-item>
                </text:list>
              </text:list-item>
              <text:list-item>
                <text:p>Better if you define layout first</text:p>
                <text:list>
                  <text:list-item>
                    <text:p>Change window size</text:p>
                  </text:list-item>
                  <text:list-item>
                    <text:p>Presets → Interactive 1</text:p>
                  </text:list-item>
                  <text:list-item>
                    <text:p>Select → residue </text:p>
                  </text:list-item>
                  <text:list-item>
                    <text:p>Actions → set pivo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ine">
        <office:forms form:automatic-focus="false" form:apply-design-mode="false"/>
        <draw:frame draw:style-name="standard" draw:layer="layout" svg:width="14.101cm" svg:height="8.624cm" svg:x="7.008cm" svg:y="6.22cm">
          <draw:plugin xlink:href="../../../../../../../u/jr/Documents/EMBnet/talks/2011-CNB-MMC/1f5n/05-window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Control animation (2)</text:p>
          </draw:text-box>
        </draw:frame>
        <draw:frame presentation:style-name="pr4" draw:text-style-name="P1" draw:layer="layout" svg:width="22cm" svg:height="13.61cm" svg:x="3cm" svg:y="6.5cm" presentation:class="outline" presentation:user-transformed="true">
          <draw:text-box>
            <text:list text:style-name="L2">
              <text:list-item>
                <text:p><text:span text:style-name="T8">windowsize 640 480</text:span></text:p>
              </text:list-item>
              <text:list-item>
                <text:p><text:span text:style-name="T8">preset apply interactive 1</text:span></text:p>
              </text:list-item>
              <text:list-item>
                <text:p><text:span text:style-name="T8">cofr :GLN</text:span></text:p>
              </text:list-item>
              <text:list-item>
                <text:p><text:span text:style-name="T8">movie record ; rock y 3 68 ; wait ; rock x 3 68; wait ; movie stop ; movie encode output mymovie.mov</text:span></text:p>
              </text:list-item>
              <text:list-item>
                <text:p><text:span text:style-name="T8">You can put everything in a script file </text:span><text:span text:style-name="T4">.cmd</text:span><text:span text:style-name="T8"> and load it with </text:span><text:span text:style-name="T4">File → ope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wine">
        <office:forms form:automatic-focus="false" form:apply-design-mode="false"/>
        <draw:frame draw:style-name="standard" draw:layer="layout" svg:width="16.932cm" svg:height="12.699cm" svg:x="5.593cm" svg:y="4.182cm">
          <draw:plugin xlink:href="../../../../../../../u/jr/Documents/EMBnet/talks/2011-CNB-MMC/1f5n/06-script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# You can add comments starting lines with a #</text:p>
              <text:p># set window size</text:p>
              <text:p>windowsize 640 480</text:p>
              <text:p>preset apply interactive 1</text:p>
              <text:p>cofr :GLN</text:p>
              <text:p>movie record</text:p>
              <text:p><text:s text:c="4"/>rock y 3 68</text:p>
              <text:p><text:s text:c="4"/>wait</text:p>
              <text:p><text:s text:c="4"/>rock x 3 68</text:p>
              <text:p><text:s text:c="4"/>wait</text:p>
              <text:p>movie stop</text:p>
              <text:p>movie encode output 06-script.mov</text:p>
              <text:p/>
            </draw:text-box>
          </draw:frame>
        </presentation:notes>
      </draw:page>
      <draw:page draw:name="page16" draw:style-name="dp1" draw:master-page-name="wine" presentation:presentation-page-layout-name="AL2T1">
        <office:forms form:automatic-focus="false" form:apply-design-mode="false"/>
        <draw:frame presentation:style-name="pr6" draw:layer="layout" svg:width="23.5cm" svg:height="3.507cm" svg:x="1.905cm" svg:y="1.905cm" presentation:class="title" presentation:user-transformed="true">
          <draw:text-box>
            <text:p>Improving quality</text:p>
          </draw:text-box>
        </draw:frame>
        <draw:frame presentation:style-name="pr12" draw:layer="layout" svg:width="26.035cm" svg:height="13.97cm" svg:x="-0.635cm" svg:y="5.615cm" presentation:class="outline" presentation:user-transformed="true">
          <draw:text-box>
            <text:list text:style-name="L2">
              <text:list-item>
                <text:list>
                  <text:list-item>
                    <text:p>Record with supersampling (e.g. 3): draw at a bigger size and resize down</text:p>
                    <text:list>
                      <text:list-item>
                        <text:p>movie record supersample 3</text:p>
                      </text:list-item>
                    </text:list>
                  </text:list-item>
                  <text:list-item>
                    <text:p>Record at desired size</text:p>
                    <text:list>
                      <text:list-item>
                        <text:p>movie record size 640,480</text:p>
                      </text:list-item>
                    </text:list>
                  </text:list-item>
                  <text:list-item>
                    <text:p>Increase output bit rate for a given window size, 640x480: 200 (low), 1000 (medium), 6000 (high)</text:p>
                    <text:list>
                      <text:list-item>
                        <text:p>movie encode bitrate 10000</text:p>
                      </text:list-item>
                    </text:list>
                  </text:list-item>
                  <text:list-item>
                    <text:p>Use appropriate encoding (e.g. mov, mp4)</text:p>
                  </text:list-item>
                  <text:list-item>
                    <text:p>Add fill 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ine">
        <office:forms form:automatic-focus="false" form:apply-design-mode="false"/>
        <draw:frame draw:style-name="standard" draw:layer="layout" svg:width="16.932cm" svg:height="12.699cm" svg:x="5.593cm" svg:y="4.182cm">
          <draw:plugin xlink:href="../../../../../../../u/jr/Documents/EMBnet/talks/2011-CNB-MMC/1f5n/07-quality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4.167cm" svg:x="2.159cm" svg:y="13.271cm" presentation:class="notes" presentation:user-transformed="true">
            <draw:text-box>
              <text:p># set chimera window size</text:p>
              <text:p>windowsize 640 480</text:p>
              <text:p># select preset colored ribbons display</text:p>
              <text:p>preset apply interactive 1</text:p>
              <text:p># set GNP as center of frame rotation</text:p>
              <text:p>cofr :GNP</text:p>
              <text:p># do movie</text:p>
              <text:p>movie record supersample 3</text:p>
              <text:p><text:s text:c="4"/># start with 10 fill frames</text:p>
              <text:p><text:s text:c="4"/>wait 10</text:p>
              <text:p><text:s text:c="4"/>rock y 3 68</text:p>
              <text:p><text:s text:c="4"/>wait</text:p>
              <text:p><text:s text:c="4"/>rock x 3 68</text:p>
              <text:p><text:s text:c="4"/>wait</text:p>
              <text:p><text:s text:c="4"/># end with 10 fill frames</text:p>
              <text:p><text:s text:c="4"/>wait 10</text:p>
              <text:p>movie stop</text:p>
              <text:p>#movie encode bitrate 10000 output 07-quality.mov</text:p>
            </draw:text-box>
          </draw:frame>
        </presentation:notes>
      </draw:page>
      <draw:page draw:name="page18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 presentation:user-transformed="true">
          <draw:text-box>
            <text:p>Raytracing</text:p>
          </draw:text-box>
        </draw:frame>
        <draw:frame presentation:style-name="pr4" draw:layer="layout" svg:width="22cm" svg:height="13.61cm" svg:x="2.84cm" svg:y="5.24cm" presentation:class="outline" presentation:user-transformed="true">
          <draw:text-box>
            <text:list text:style-name="L2">
              <text:list-item>
                <text:p>Very slow, may hang GUI for &gt; ~200 frames</text:p>
              </text:list-item>
              <text:list-item>
                <text:p>Produces a POVray file for each frame and renders it using POVray</text:p>
                <text:p/>
              </text:list-item>
            </text:list>
          </draw:text-box>
        </draw:frame>
        <draw:frame draw:style-name="gr1" draw:layer="layout" svg:width="20.955cm" svg:height="8.072cm" svg:x="3.175cm" svg:y="10.795cm">
          <draw:text-box>
            <text:p>windowsize 640 480</text:p>
            <text:p>~ribbon</text:p>
            <text:p>show :GLN</text:p>
            <text:p>repr sphere</text:p>
            <text:p>color byelement</text:p>
            <text:p>reset</text:p>
            <text:p>set bg_color black</text:p>
            <text:p>movie record supersample 3 raytrace true</text:p>
            <text:p><text:s/>wait 10 ;rock y 3 68; wait; rock x 3 68; wait; wait 10</text:p>
            <text:p>movie stop</text:p>
            <text:p>movie encode mformat mp4 bitrate 10000 output 08-raytrace.mp4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ine">
        <office:forms form:automatic-focus="false" form:apply-design-mode="false"/>
        <draw:frame draw:style-name="standard" draw:layer="layout" svg:width="16.932cm" svg:height="12.699cm" svg:x="5.593cm" svg:y="4.182cm">
          <draw:plugin xlink:href="../../../../../../../u/jr/Documents/EMBnet/talks/2011-CNB-MMC/1f5n/08-raytrac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2" draw:layer="layout" svg:width="17.271cm" svg:height="13.003cm" svg:x="2.159cm" svg:y="13.271cm" presentation:class="notes" presentation:user-transformed="true">
            <draw:text-box>
              <text:p><text:span text:style-name="T9">open 1f5n.mol2</text:span></text:p>
              <text:p><text:span text:style-name="T9">open 1f5n-L.mol2</text:span></text:p>
              <text:p><text:span text:style-name="T9"># set window size</text:span></text:p>
              <text:p><text:span text:style-name="T9">windowsize 640 480</text:span></text:p>
              <text:p><text:span text:style-name="T9"># remove ribbons display</text:span></text:p>
              <text:p><text:span text:style-name="T9">~ribbon</text:span></text:p>
              <text:p><text:span text:style-name="T9"># remove remaining receptor atoms/bonds</text:span></text:p>
              <text:p><text:span text:style-name="T9">~show #0</text:span></text:p>
              <text:p><text:span text:style-name="T9"># select ligand</text:span></text:p>
              <text:p><text:span text:style-name="T9">show :GNP</text:span></text:p>
              <text:p><text:span text:style-name="T9"># center and resize</text:span></text:p>
              <text:p><text:span text:style-name="T9">reset</text:span></text:p>
              <text:p><text:span text:style-name="T9"># make ligand ball-and-stick</text:span></text:p>
              <text:p><text:span text:style-name="T9">repr bs</text:span></text:p>
              <text:p><text:span text:style-name="T9"># add surface</text:span></text:p>
              <text:p><text:span text:style-name="T9">surface :GNP</text:span></text:p>
              <text:p><text:span text:style-name="T9"># color by element</text:span></text:p>
              <text:p><text:span text:style-name="T9">color byelement</text:span></text:p>
              <text:p><text:span text:style-name="T9"># add transparency to surface</text:span></text:p>
              <text:p><text:span text:style-name="T9">surftransparency 30 :GNP</text:span></text:p>
              <text:p><text:span text:style-name="T9"># set background color</text:span></text:p>
              <text:p><text:span text:style-name="T9">set bg_color black</text:span></text:p>
              <text:p><text:span text:style-name="T9">movie record supersample 3 raytrace true</text:span></text:p>
              <text:p><text:span text:style-name="T9"><text:s text:c="4"/></text:span><text:span text:style-name="T9">wait 10</text:span></text:p>
              <text:p><text:span text:style-name="T9"><text:s text:c="4"/></text:span><text:span text:style-name="T9">rock y 3 60</text:span></text:p>
              <text:p><text:span text:style-name="T9"><text:s text:c="4"/></text:span><text:span text:style-name="T9">wait</text:span></text:p>
              <text:p><text:span text:style-name="T9"><text:s text:c="4"/></text:span><text:span text:style-name="T9">rock x 4 30</text:span></text:p>
              <text:p><text:span text:style-name="T9"><text:s text:c="4"/></text:span><text:span text:style-name="T9">wait</text:span></text:p>
              <text:p><text:span text:style-name="T9"><text:s text:c="4"/></text:span><text:span text:style-name="T9">turn y 3 120</text:span></text:p>
              <text:p><text:span text:style-name="T9"><text:s text:c="4"/></text:span><text:span text:style-name="T9">wait</text:span></text:p>
              <text:p><text:span text:style-name="T9"><text:s text:c="4"/></text:span><text:span text:style-name="T9">wait 10</text:span></text:p>
              <text:p><text:span text:style-name="T9">movie stop</text:span></text:p>
              <text:p><text:span text:style-name="T9">movie encode bitrate 10000 output 08-raytrace.mov</text:span></text:p>
            </draw:text-box>
          </draw:frame>
        </presentation:notes>
      </draw:page>
      <draw:page draw:name="page20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Animation</text:p>
          </draw:text-box>
        </draw:frame>
        <draw:frame presentation:style-name="pr4" draw:layer="layout" svg:width="22cm" svg:height="13.61cm" svg:x="2.948cm" svg:y="5.306cm" presentation:class="outline" presentation:user-transformed="true">
          <draw:text-box>
            <text:list text:style-name="L2">
              <text:list-item>
                <text:p>Start by marking all needed positions:</text:p>
                <text:list>
                  <text:list-item>
                    <text:p>savepos start</text:p>
                  </text:list-item>
                  <text:list-item>
                    <text:p>center :GLN; savepos centered</text:p>
                  </text:list-item>
                  <text:list-item>
                    <text:p>~select 0; move x 30; move y 40; turn x 90; select 0; savepos unbound</text:p>
                  </text:list-item>
                </text:list>
              </text:list-item>
              <text:list-item>
                <text:p>Chimera moves among positions with <text:span text:style-name="T4">reset</text:span><text:span text:style-name="T8">. If more than one frame is requested, linear interpolation will be use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Prepare world</text:p>
          </draw:text-box>
        </draw:frame>
        <draw:frame presentation:style-name="pr4" draw:layer="layout" svg:width="22cm" svg:height="13.61cm" svg:x="3cm" svg:y="6.5cm" presentation:class="outline">
          <draw:text-box>
            <text:list text:style-name="L2">
              <text:list-item>
                <text:p>Select initial position</text:p>
              </text:list-item>
              <text:list-item>
                <text:p>Select conformation/display</text:p>
              </text:list-item>
              <text:list-item>
                <text:p>Add labels:</text:p>
                <text:list>
                  <text:list-item>
                    <text:p>2dlabel create title “XX” xpos 0.3 ypos 0.9 color white</text:p>
                  </text:list-item>
                </text:list>
              </text:list-item>
              <text:list-item>
                <text:p>Select background color</text:p>
                <text:list>
                  <text:list-item>
                    <text:p>set bg_color gray</text:p>
                  </text:list-item>
                </text:list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You can do anything...</text:p>
          </draw:text-box>
        </draw:frame>
        <draw:frame presentation:style-name="pr4" draw:layer="layout" svg:width="22cm" svg:height="13.61cm" svg:x="3cm" svg:y="6.5cm" presentation:class="outline">
          <draw:text-box>
            <text:list text:style-name="L2">
              <text:list-item>
                <text:p>While recording:</text:p>
                <text:list>
                  <text:list-item>
                    <text:p>Add/remove surfaces</text:p>
                  </text:list-item>
                  <text:list-item>
                    <text:p>Fade in/out objects</text:p>
                  </text:list-item>
                  <text:list-item>
                    <text:p>Identify Hydrogen bonds</text:p>
                  </text:list-item>
                  <text:list-item>
                    <text:p>Color by any criteria</text:p>
                  </text:list-item>
                  <text:list-item>
                    <text:p>Change display modes (CPK, surface..)</text:p>
                  </text:list-item>
                  <text:list-item>
                    <text:p>Anyth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Getting it done</text:p>
          </draw:text-box>
        </draw:frame>
        <draw:frame presentation:style-name="pr4" draw:layer="layout" svg:width="22cm" svg:height="13.61cm" svg:x="3cm" svg:y="6.5cm" presentation:class="outline">
          <draw:text-box>
            <text:list text:style-name="L2">
              <text:list-item>
                <text:p>Work on a script</text:p>
                <text:list>
                  <text:list-item>
                    <text:p>Prepare positions</text:p>
                  </text:list-item>
                  <text:list-item>
                    <text:p>Set up initial scene</text:p>
                  </text:list-item>
                  <text:list-item>
                    <text:p>Comment out (#) movie record</text:p>
                  </text:list-item>
                  <text:list-item>
                    <text:p>Keep on adding commands until OK</text:p>
                  </text:list-item>
                  <text:list-item>
                    <text:p>Add movie stop; movie encode</text:p>
                  </text:list-item>
                  <text:list-item>
                    <text:p>Uncomment movie record</text:p>
                  </text:list-item>
                </text:list>
              </text:list-item>
              <text:list-item>
                <text:p>Load scrip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ine">
        <office:forms form:automatic-focus="false" form:apply-design-mode="false"/>
        <draw:frame draw:style-name="standard" draw:layer="layout" svg:width="16.932cm" svg:height="12.699cm" svg:x="5.593cm" svg:y="4.182cm">
          <draw:plugin xlink:href="../../../../../../../u/jr/Documents/EMBnet/talks/2011-CNB-MMC/1f5n/10-bind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2" draw:layer="layout" svg:width="17.271cm" svg:height="41.765cm" svg:x="2.159cm" svg:y="13.271cm" presentation:class="notes" presentation:user-transformed="true">
            <draw:text-box>
              <text:p><text:span text:style-name="T9"># set window size</text:span></text:p>
              <text:p><text:span text:style-name="T9">windowsize 640 480</text:span></text:p>
              <text:p><text:span text:style-name="T9"/></text:p>
              <text:p><text:span text:style-name="T9"># open receptor (#0) and ligand (#1)</text:span></text:p>
              <text:p><text:span text:style-name="T9">open 1f5n.mol2</text:span></text:p>
              <text:p><text:span text:style-name="T9">open 1f5n-L.mol2</text:span></text:p>
              <text:p><text:span text:style-name="T9"/></text:p>
              <text:p><text:span text:style-name="T9"># set receptor to look nice</text:span></text:p>
              <text:p><text:span text:style-name="T9">preset apply interactive 1</text:span></text:p>
              <text:p><text:span text:style-name="T9"/></text:p>
              <text:p><text:span text:style-name="T9"># set ligand in ball and stick</text:span></text:p>
              <text:p><text:span text:style-name="T9">repr bs :GNP</text:span></text:p>
              <text:p><text:span text:style-name="T9"/></text:p>
              <text:p><text:span text:style-name="T9"># increase subdivision quality for smoother ribbons</text:span></text:p>
              <text:p><text:span text:style-name="T9">set subdivision 5</text:span></text:p>
              <text:p><text:span text:style-name="T9"/></text:p>
              <text:p><text:span text:style-name="T9"># name this position</text:span></text:p>
              <text:p><text:span text:style-name="T9">savepos closer</text:span></text:p>
              <text:p><text:span text:style-name="T9"/></text:p>
              <text:p><text:span text:style-name="T9">center :GNP</text:span></text:p>
              <text:p><text:span text:style-name="T9">savepos centered</text:span></text:p>
              <text:p><text:span text:style-name="T9"/></text:p>
              <text:p><text:span text:style-name="T9">reset closer</text:span></text:p>
              <text:p><text:span text:style-name="T9"/></text:p>
              <text:p><text:span text:style-name="T9"># zoom out, move molecule to corner, name position</text:span></text:p>
              <text:p><text:span text:style-name="T9">scale 0.7</text:span></text:p>
              <text:p><text:span text:style-name="T9">move x -20</text:span></text:p>
              <text:p><text:span text:style-name="T9">move y -10</text:span></text:p>
              <text:p><text:span text:style-name="T9">savepos corner</text:span></text:p>
              <text:p><text:span text:style-name="T9"/></text:p>
              <text:p><text:span text:style-name="T9"># unselect receptor, move and rotate ligand, reselect</text:span></text:p>
              <text:p><text:span text:style-name="T9">~select 0</text:span></text:p>
              <text:p><text:span text:style-name="T9">move x 30</text:span></text:p>
              <text:p><text:span text:style-name="T9">move y 40</text:span></text:p>
              <text:p><text:span text:style-name="T9">turn z 90</text:span></text:p>
              <text:p><text:span text:style-name="T9">turn x 90</text:span></text:p>
              <text:p><text:span text:style-name="T9">select 0</text:span></text:p>
              <text:p><text:span text:style-name="T9">savepos unbound</text:span></text:p>
              <text:p><text:span text:style-name="T9"/></text:p>
              <text:p><text:span text:style-name="T9"># write label</text:span></text:p>
              <text:p><text:span text:style-name="T9">#set bg_color gray</text:span></text:p>
              <text:p><text:span text:style-name="T9">2dlabel create title text "1F5N bound to GTP" xpos 0.3 ypos 0.92 color white</text:span></text:p>
              <text:p><text:span text:style-name="T9"/></text:p>
              <text:p><text:span text:style-name="T9"># start recording</text:span></text:p>
              <text:p><text:span text:style-name="T9">movie record</text:span></text:p>
              <text:p><text:span text:style-name="T9"/></text:p>
              <text:p><text:span text:style-name="T9"># move from unbound to corner position along 50 frames using linear interpolation</text:span></text:p>
              <text:p><text:span text:style-name="T9">reset corner 50</text:span></text:p>
              <text:p><text:span text:style-name="T9">wait</text:span></text:p>
              <text:p><text:span text:style-name="T9"/></text:p>
              <text:p><text:span text:style-name="T9"># get closer over 25 frames with interpolation</text:span></text:p>
              <text:p><text:span text:style-name="T9">reset closer 25</text:span></text:p>
              <text:p><text:span text:style-name="T9">wait</text:span></text:p>
              <text:p><text:span text:style-name="T9"/></text:p>
              <text:p><text:span text:style-name="T9"># center around GNP</text:span></text:p>
              <text:p><text:span text:style-name="T9">reset centered 25</text:span></text:p>
              <text:p><text:span text:style-name="T9">wait</text:span></text:p>
              <text:p><text:span text:style-name="T9"/></text:p>
              <text:p><text:span text:style-name="T9"># hide label using 25 frames</text:span></text:p>
              <text:p><text:span text:style-name="T9">2dlabel change title visibility hide frames 25</text:span></text:p>
              <text:p><text:span text:style-name="T9"/></text:p>
              <text:p><text:span text:style-name="T9"/></text:p>
              <text:p><text:span text:style-name="T9"># show hydrogen bonds</text:span></text:p>
              <text:p><text:span text:style-name="T9">scale 1.03 25</text:span></text:p>
              <text:p><text:span text:style-name="T9">wait</text:span></text:p>
              <text:p><text:span text:style-name="T9">hbond intermodel true intramodel false color yellow linewidth 5</text:span></text:p>
              <text:p><text:span text:style-name="T9">roll y 0.5 50</text:span></text:p>
              <text:p><text:span text:style-name="T9">wait</text:span></text:p>
              <text:p><text:span text:style-name="T9">roll y -0.5 50</text:span></text:p>
              <text:p><text:span text:style-name="T9">wait</text:span></text:p>
              <text:p><text:span text:style-name="T9">roll x 0.5 50</text:span></text:p>
              <text:p><text:span text:style-name="T9">wait</text:span></text:p>
              <text:p><text:span text:style-name="T9">roll x -0.5 50</text:span></text:p>
              <text:p><text:span text:style-name="T9">wait</text:span></text:p>
              <text:p><text:span text:style-name="T9"/></text:p>
              <text:p><text:span text:style-name="T9"># show receptor surface highlighting aromatic rings</text:span></text:p>
              <text:p><text:span text:style-name="T9"/></text:p>
              <text:p><text:span text:style-name="T9">surface #0 ; color white #0; surftransparency 100 #0</text:span></text:p>
              <text:p><text:span text:style-name="T9"/></text:p>
              <text:p><text:span text:style-name="T9"># reorient</text:span></text:p>
              <text:p><text:span text:style-name="T9">turn z 3 30</text:span></text:p>
              <text:p><text:span text:style-name="T9">wait</text:span></text:p>
              <text:p><text:span text:style-name="T9"/></text:p>
              <text:p><text:span text:style-name="T9"># Fade in surface (make it visible)</text:span></text:p>
              <text:p><text:span text:style-name="T9">surftransparency 0 #0 20</text:span></text:p>
              <text:p><text:span text:style-name="T9"/></text:p>
              <text:p><text:span text:style-name="T9"># now that the surface is visible we can color the aromatic rings</text:span></text:p>
              <text:p><text:span text:style-name="T9">color blue aromatic ring</text:span></text:p>
              <text:p><text:span text:style-name="T9"/></text:p>
              <text:p><text:span text:style-name="T9"># return and zoom out</text:span></text:p>
              <text:p><text:span text:style-name="T9">rock y 3 150</text:span></text:p>
              <text:p><text:span text:style-name="T9">wait</text:span></text:p>
              <text:p><text:span text:style-name="T9">rock x 3 150</text:span></text:p>
              <text:p><text:span text:style-name="T9">wait</text:span></text:p>
              <text:p><text:span text:style-name="T9">scale 0.98 50</text:span></text:p>
              <text:p><text:span text:style-name="T9">wait</text:span></text:p>
              <text:p><text:span text:style-name="T9"/></text:p>
              <text:p><text:span text:style-name="T9"># wait an extra second</text:span></text:p>
              <text:p><text:span text:style-name="T9">wait 25</text:span></text:p>
              <text:p><text:span text:style-name="T9"/></text:p>
              <text:p><text:span text:style-name="T9"># done</text:span></text:p>
              <text:p><text:span text:style-name="T9">movie stop</text:span></text:p>
              <text:p><text:span text:style-name="T9">movie encode mformat mp4 output 10-binding.mp4 bitrate 6000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Volume rendering</text:p>
          </draw:text-box>
        </draw:frame>
        <draw:frame presentation:style-name="pr4" draw:layer="layout" svg:width="22cm" svg:height="13.61cm" svg:x="3cm" svg:y="6.5cm" presentation:class="outline">
          <draw:text-box>
            <text:list text:style-name="L2">
              <text:list-item>
                <text:p>You can also animate volumetric data</text:p>
                <text:list>
                  <text:list-item>
                    <text:p>e.g. from EMSD:1321</text:p>
                    <text:list>
                      <text:list-item>
                        <text:p>open #0 emdbID:1321</text:p>
                      </text:list-item>
                      <text:list-item>
                        <text:p>volume #0 level 127</text:p>
                      </text:list-item>
                      <text:list-item>
                        <text:p>volume #0 color yellow</text:p>
                      </text:list-item>
                      <text:list-item>
                        <text:p>movie record</text:p>
                      </text:list-item>
                      <text:list-item>
                        <text:p>rock x 3 68; rock y 3 68</text:p>
                      </text:list-item>
                      <text:list-item>
                        <text:p>roll 1,1,0 3 68</text:p>
                      </text:list-item>
                      <text:list-item>
                        <text:p>movie stop; movie en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ine">
        <office:forms form:automatic-focus="false" form:apply-design-mode="false"/>
        <draw:frame draw:style-name="standard" draw:layer="layout" svg:width="13.546cm" svg:height="13.546cm" svg:x="7.286cm" svg:y="3.759cm">
          <draw:plugin xlink:href="../../../../../../../u/jr/Documents/EMBnet/talks/2011-CNB-MMC/phageT7/11-phageT7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2" draw:layer="layout" svg:width="17.271cm" svg:height="12.322cm" svg:x="2.159cm" svg:y="13.271cm" presentation:class="notes" presentation:user-transformed="true">
            <draw:text-box>
              <text:p><text:span text:style-name="T9">#</text:span></text:p>
              <text:p><text:span text:style-name="T9"># Make a movie viewing a volume</text:span></text:p>
              <text:p><text:span text:style-name="T9"># two orthogonal axes are shown.</text:span></text:p>
              <text:p><text:span text:style-name="T9"># Fetch Herpes virus map from EMDB.</text:span></text:p>
              <text:p><text:span text:style-name="T9">open #0 emdbID:1321</text:span></text:p>
              <text:p><text:span text:style-name="T9"># Save local copy of map.</text:span></text:p>
              <text:p><text:span text:style-name="T9">volume #0 save emdb_1321.mrc</text:span></text:p>
              <text:p><text:span text:style-name="T9"># Set nice looking threshold level.</text:span></text:p>
              <text:p><text:span text:style-name="T9">volume #0 level 127</text:span></text:p>
              <text:p><text:span text:style-name="T9"># Make volume color yellow</text:span></text:p>
              <text:p><text:span text:style-name="T9">volume #0 color yellow</text:span></text:p>
              <text:p><text:span text:style-name="T9"># Make background color gray</text:span></text:p>
              <text:p><text:span text:style-name="T9">set bg_color dimgray</text:span></text:p>
              <text:p><text:span text:style-name="T9"># zoom out a bit</text:span></text:p>
              <text:p><text:span text:style-name="T9">scale 0.7</text:span></text:p>
              <text:p><text:span text:style-name="T9"># Set window size in pixels</text:span></text:p>
              <text:p><text:span text:style-name="T9">windowsize 512 512</text:span></text:p>
              <text:p><text:span text:style-name="T9"># Start recording movie</text:span></text:p>
              <text:p><text:span text:style-name="T9">movie record supersample 3</text:span></text:p>
              <text:p><text:span text:style-name="T9">wait 10</text:span></text:p>
              <text:p><text:span text:style-name="T9">rock x 3 68</text:span></text:p>
              <text:p><text:span text:style-name="T9">wait</text:span></text:p>
              <text:p><text:span text:style-name="T9">rock y 3 68</text:span></text:p>
              <text:p><text:span text:style-name="T9">wait</text:span></text:p>
              <text:p><text:span text:style-name="T9">roll 1,1,0 3 68</text:span></text:p>
              <text:p><text:span text:style-name="T9">wait 10</text:span></text:p>
              <text:p><text:span text:style-name="T9">movie stop</text:span></text:p>
              <text:p><text:span text:style-name="T9"># Encode movie</text:span></text:p>
              <text:p><text:span text:style-name="T9">movie encode output emdb_1321.mov bitrate 6000</text:span></text:p>
            </draw:text-box>
          </draw:frame>
        </presentation:notes>
      </draw:page>
      <draw:page draw:name="page27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Morphing</text:p>
          </draw:text-box>
        </draw:frame>
        <draw:frame presentation:style-name="pr4" draw:layer="layout" svg:width="22cm" svg:height="13.61cm" svg:x="2.765cm" svg:y="5.08cm" presentation:class="outline" presentation:user-transformed="true">
          <draw:text-box>
            <text:list text:style-name="L2">
              <text:list-item>
                <text:p>You can morph among different structures too:</text:p>
                <text:list>
                  <text:list-item>
                    <text:p>morph start #0.1</text:p>
                  </text:list-item>
                  <text:list-item>
                    <text:p>morph interpolate #0.2</text:p>
                  </text:list-item>
                  <text:list-item>
                    <text:p>…</text:p>
                  </text:list-item>
                  <text:list-item>
                    <text:p>morph interpolate #0.10</text:p>
                  </text:list-item>
                  <text:list-item>
                    <text:p>morph movie</text:p>
                  </text:list-item>
                  <text:list-item>
                    <text:p>movie record</text:p>
                  </text:list-item>
                  <text:list-item>
                    <text:p>coordset #1 1, ; wait; movie stop;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ine">
        <office:forms form:automatic-focus="false" form:apply-design-mode="false"/>
        <draw:frame draw:style-name="standard" draw:layer="layout" svg:width="13.546cm" svg:height="13.546cm" svg:x="7.286cm" svg:y="3.759cm">
          <draw:plugin xlink:href="../../../../../../../u/jr/Documents/EMBnet/talks/2011-CNB-MMC/morph/12-morph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322cm" svg:x="2.159cm" svg:y="13.271cm" presentation:class="notes" presentation:user-transformed="true">
            <draw:text-box>
              <text:p><text:span text:style-name="T9">open 1m5l.pdb</text:span></text:p>
              <text:p><text:span text:style-name="T9">morph start #0.1</text:span></text:p>
              <text:p><text:span text:style-name="T9">morph interpolate #0.2</text:span></text:p>
              <text:p><text:span text:style-name="T9">morph interpolate #0.3</text:span></text:p>
              <text:p><text:span text:style-name="T9">morph interpolate #0.4</text:span></text:p>
              <text:p><text:span text:style-name="T9">morph interpolate #0.5</text:span></text:p>
              <text:p><text:span text:style-name="T9">morph interpolate #0.6</text:span></text:p>
              <text:p><text:span text:style-name="T9">morph interpolate #0.7</text:span></text:p>
              <text:p><text:span text:style-name="T9">morph interpolate #0.8</text:span></text:p>
              <text:p><text:span text:style-name="T9">morph interpolate #0.9</text:span></text:p>
              <text:p><text:span text:style-name="T9">morph interpolate #0.10</text:span></text:p>
              <text:p><text:span text:style-name="T9">morph interpolate #0.11</text:span></text:p>
              <text:p><text:span text:style-name="T9">morph interpolate #0.12</text:span></text:p>
              <text:p><text:span text:style-name="T9">morph interpolate #0.13</text:span></text:p>
              <text:p><text:span text:style-name="T9">morph interpolate #0.14</text:span></text:p>
              <text:p><text:span text:style-name="T9">morph interpolate #0.15</text:span></text:p>
              <text:p><text:span text:style-name="T9">morph interpolate #0.1</text:span></text:p>
              <text:p><text:span text:style-name="T9">morph movie</text:span></text:p>
              <text:p><text:span text:style-name="T9">~show #0</text:span></text:p>
              <text:p><text:span text:style-name="T9">color byelement</text:span></text:p>
              <text:p><text:span text:style-name="T9">ribbon #1</text:span></text:p>
              <text:p><text:span text:style-name="T9">ribrepr round #1</text:span></text:p>
              <text:p><text:span text:style-name="T9">windowsize 384 512</text:span></text:p>
              <text:p><text:span text:style-name="T9">scale 2</text:span></text:p>
              <text:p><text:span text:style-name="T9">movie record</text:span></text:p>
              <text:p><text:span text:style-name="T9">coordset #1 1,301</text:span></text:p>
              <text:p><text:span text:style-name="T9">wait 310</text:span></text:p>
              <text:p><text:span text:style-name="T9">movie stop</text:span></text:p>
              <text:p><text:span text:style-name="T9">movie encode output ~/Desktop/1m5l.mov bitrate 6000</text:span></text:p>
            </draw:text-box>
          </draw:frame>
        </presentation:notes>
      </draw:page>
      <draw:page draw:name="page29" draw:style-name="dp1" draw:master-page-name="wine" presentation:presentation-page-layout-name="AL2T1">
        <office:forms form:automatic-focus="false" form:apply-design-mode="false"/>
        <draw:frame presentation:style-name="pr3" draw:layer="layout" svg:width="23.5cm" svg:height="3.256cm" svg:x="2cm" svg:y="2.119cm" presentation:class="title">
          <draw:text-box>
            <text:p>Morphing example</text:p>
          </draw:text-box>
        </draw:frame>
        <draw:frame presentation:style-name="pr4" draw:layer="layout" svg:width="22cm" svg:height="13.61cm" svg:x="2.765cm" svg:y="5.715cm" presentation:class="outline" presentation:user-transformed="true">
          <draw:text-box>
            <text:list text:style-name="L2">
              <text:list-item>
                <text:p>Fetch by ID: PDB:1az6</text:p>
              </text:list-item>
              <text:list-item>
                <text:p>Tools → Structure comparison → Morph conformations</text:p>
              </text:list-item>
              <text:list-item>
                <text:p>Add → Add all variants, then add again variant #1</text:p>
              </text:list-item>
              <text:list-item>
                <text:p>Action on create → Hide conformations</text:p>
              </text:list-item>
              <text:list-item>
                <text:p>Create</text:p>
              </text:list-item>
              <text:list-item>
                <text:p>Play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ine">
        <office:forms form:automatic-focus="false" form:apply-design-mode="false"/>
        <draw:frame draw:layer="layout" svg:width="16.932cm" svg:height="12.699cm" svg:x="5.61cm" svg:y="4.18cm">
          <draw:plugin xlink:href="../../../../../../../u/jr/Documents/EMBnet/talks/2011-CNB-MMC/nmr/1az6-morph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ine">
        <office:forms form:automatic-focus="false" form:apply-design-mode="false"/>
        <draw:frame draw:layer="layout" svg:width="16.932cm" svg:height="12.699cm" svg:x="5.61cm" svg:y="4.18cm">
          <draw:plugin xlink:href="../../../../../../../u/jr/Documents/EMBnet/talks/2011-CNB-MMC/nmr/1az6-surf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wine" presentation:presentation-page-layout-name="AL1T32">
        <office:forms form:automatic-focus="false" form:apply-design-mode="false"/>
        <draw:frame presentation:style-name="pr1" draw:layer="layout" svg:width="23.5cm" svg:height="18.115cm" svg:x="2cm" svg:y="2.119cm" presentation:class="subtitle">
          <draw:text-box>
            <text:p><text:span text:style-name="T10">That's all, folks!</text:span></text:p>
            <text:p/>
            <text:p><text:span text:style-name="T11">Questions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e Valverde</meta:initial-creator>
    <meta:creation-date>2011-03-21T11:34:17</meta:creation-date>
    <meta:editing-duration>PT23H38M10S</meta:editing-duration>
    <meta:editing-cycles>50</meta:editing-cycles>
    <dc:date>2011-03-23T11:07:23</dc:date>
    <dc:creator>Jose Valverde</dc:creator>
    <meta:generator>OpenOffice.org/3.2$Linux OpenOffice.org_project/320m12$Build-9483</meta:generator>
    <meta:document-statistic meta:object-count="147"/>
  </office:meta>
</office:document-meta>
</file>